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792" officeooo:paragraph-rsid="000ca792"/>
    </style:style>
    <style:style style:name="P2" style:family="paragraph" style:parent-style-name="Standard">
      <style:text-properties officeooo:rsid="000d19e0" officeooo:paragraph-rsid="000d19e0"/>
    </style:style>
    <style:style style:name="P3" style:family="paragraph" style:parent-style-name="Standard">
      <style:paragraph-properties fo:margin-left="0.0819in" fo:margin-right="0.3028in" fo:margin-top="0.0016in" fo:margin-bottom="0in" loext:contextual-spacing="false" fo:line-height="173%" fo:orphans="0" fo:widows="0" fo:text-indent="0in" style:auto-text-indent="false" style:text-autospace="none"/>
      <style:text-properties officeooo:rsid="000d19e0" officeooo:paragraph-rsid="000d19e0"/>
    </style:style>
    <style:style style:name="P4" style:family="paragraph" style:parent-style-name="Standard">
      <style:paragraph-properties fo:margin-left="0.0827in" fo:margin-right="-0.0138in" fo:margin-top="0in" fo:margin-bottom="0in" loext:contextual-spacing="false" fo:line-height="100%" fo:orphans="0" fo:widows="0" fo:text-indent="0in" style:auto-text-indent="false" style:text-autospace="none"/>
      <style:text-properties officeooo:paragraph-rsid="000d19e0"/>
    </style:style>
    <style:style style:name="T1" style:family="text">
      <style:text-properties fo:color="#000000" fo:letter-spacing="-0.0008in" style:font-name-complex="Calibri"/>
    </style:style>
    <style:style style:name="T2" style:family="text">
      <style:text-properties fo:color="#000000" fo:letter-spacing="-0.0008in" fo:font-style="italic" fo:font-weight="bold" style:font-style-asian="italic" style:font-weight-asian="bold" style:font-name-complex="Calibri" style:font-style-complex="italic" style:font-weight-complex="bold"/>
    </style:style>
    <style:style style:name="T3" style:family="text">
      <style:text-properties fo:color="#000000" fo:letter-spacing="0.0008in" fo:font-style="italic" fo:font-weight="bold" style:font-style-asian="italic" style:font-weight-asian="bold" style:font-name-complex="Calibri" style:font-style-complex="italic" style:font-weight-complex="bold"/>
    </style:style>
    <style:style style:name="T4" style:family="text">
      <style:text-properties fo:color="#000000" fo:letter-spacing="0.0008in" style:font-name-complex="Calibri"/>
    </style:style>
    <style:style style:name="T5" style:family="text">
      <style:text-properties fo:color="#000000" fo:letter-spacing="-0.002in" fo:font-style="italic" fo:font-weight="bold" style:font-style-asian="italic" style:font-weight-asian="bold" style:font-name-complex="Calibri" style:font-style-complex="italic" style:font-weight-complex="bold"/>
    </style:style>
    <style:style style:name="T6" style:family="text">
      <style:text-properties fo:color="#000000" fo:letter-spacing="-0.002in" style:font-name-complex="Calibri"/>
    </style:style>
    <style:style style:name="T7" style:family="text">
      <style:text-properties fo:color="#000000" fo:font-style="italic" fo:font-weight="bold" style:font-style-asian="italic" style:font-weight-asian="bold" style:font-name-complex="Calibri" style:font-style-complex="italic" style:font-weight-complex="bold"/>
    </style:style>
    <style:style style:name="T8" style:family="text">
      <style:text-properties fo:color="#000000" fo:letter-spacing="-0.0016in" fo:font-style="italic" fo:font-weight="bold" style:font-style-asian="italic" style:font-weight-asian="bold" style:font-name-complex="Calibri" style:font-style-complex="italic" style:font-weight-complex="bold"/>
    </style:style>
    <style:style style:name="T9" style:family="text">
      <style:text-properties fo:color="#000000" fo:letter-spacing="-0.0016in" style:font-name-complex="Calibri"/>
    </style:style>
    <style:style style:name="T10" style:family="text">
      <style:text-properties fo:color="#000000" style:font-name-complex="Calibri"/>
    </style:style>
    <style:style style:name="T11" style:family="text">
      <style:text-properties fo:color="#000000" fo:letter-spacing="0.0016in" fo:font-style="italic" fo:font-weight="bold" style:font-style-asian="italic" style:font-weight-asian="bold" style:font-name-complex="Calibri" style:font-style-complex="italic" style:font-weight-complex="bold"/>
    </style:style>
    <style:style style:name="T12" style:family="text">
      <style:text-properties fo:color="#000000" fo:letter-spacing="0.0016in" style:font-name-complex="Calibri"/>
    </style:style>
    <style:style style:name="T13" style:family="text">
      <style:text-properties fo:color="#000000" fo:font-size="9.5pt" style:font-size-asian="9.5pt" style:font-name-complex="Calibri" style:font-size-complex="9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wrence Kimsey</text:p>
      <text:p text:style-name="P1">PO BOX 246</text:p>
      <text:p text:style-name="P2">Rodeo, CA 9457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0">I am</text:span><text:span text:style-name="T12"> </text:span><text:span text:style-name="T6">r</text:span><text:span text:style-name="T4">e</text:span><text:span text:style-name="T10">s</text:span><text:span text:style-name="T1">p</text:span><text:span text:style-name="T4">o</text:span><text:span text:style-name="T1">nd</text:span><text:span text:style-name="T10">i</text:span><text:span text:style-name="T1">n</text:span><text:span text:style-name="T10">g </text:span><text:span text:style-name="T9">t</text:span><text:span text:style-name="T10">o</text:span><text:span text:style-name="T1"> </text:span><text:span text:style-name="T4">yo</text:span><text:span text:style-name="T1">u</text:span><text:span text:style-name="T10">r</text:span><text:span text:style-name="T9"> </text:span><text:span text:style-name="T10">c</text:span><text:span text:style-name="T1">on</text:span><text:span text:style-name="T10">tact</text:span><text:span text:style-name="T4"> </text:span><text:span text:style-name="T10">a</text:span><text:span text:style-name="T6">b</text:span><text:span text:style-name="T4">o</text:span><text:span text:style-name="T1">u</text:span><text:span text:style-name="T10">t</text:span><text:span text:style-name="T4"> </text:span><text:span text:style-name="T10">a </text:span><text:span text:style-name="T6">d</text:span><text:span text:style-name="T10">e</text:span><text:span text:style-name="T1">b</text:span><text:span text:style-name="T10">t</text:span><text:span text:style-name="T4"> </text:span><text:span text:style-name="T1">y</text:span><text:span text:style-name="T4">o</text:span><text:span text:style-name="T10">u a</text:span><text:span text:style-name="T6">r</text:span><text:span text:style-name="T10">e</text:span><text:span text:style-name="T1"> </text:span><text:span text:style-name="T10">tr</text:span><text:span text:style-name="T4">y</text:span><text:span text:style-name="T10">i</text:span><text:span text:style-name="T1">n</text:span><text:span text:style-name="T10">g </text:span><text:span text:style-name="T9">t</text:span><text:span text:style-name="T10">o</text:span><text:span text:style-name="T12"> </text:span><text:span text:style-name="T9">c</text:span><text:span text:style-name="T4">o</text:span><text:span text:style-name="T10">lle</text:span><text:span text:style-name="T9">c</text:span><text:span text:style-name="T4">t</text:span><text:span text:style-name="T10">. </text:span><text:span text:style-name="T9">Y</text:span><text:span text:style-name="T4">o</text:span><text:span text:style-name="T10">u </text:span><text:span text:style-name="T9">c</text:span><text:span text:style-name="T4">o</text:span><text:span text:style-name="T1">n</text:span><text:span text:style-name="T10">t</text:span><text:span text:style-name="T6">a</text:span><text:span text:style-name="T10">cted</text:span><text:span text:style-name="T9"> </text:span><text:span text:style-name="T4">m</text:span><text:span text:style-name="T10">e</text:span><text:span text:style-name="T4"> </text:span><text:span text:style-name="T6">b</text:span><text:span text:style-name="T10">y</text:span></text:p>
      <text:p text:style-name="P3"><text:span text:style-name="T1">[</text:span><text:span text:style-name="T3">p</text:span><text:span text:style-name="T2">h</text:span><text:span text:style-name="T3">on</text:span><text:span text:style-name="T5">e</text:span><text:span text:style-name="T7">/</text:span><text:span text:style-name="T8">m</text:span><text:span text:style-name="T3">a</text:span><text:span text:style-name="T2">i</text:span><text:span text:style-name="T3">l</text:span><text:span text:style-name="T1">]</text:span><text:span text:style-name="T10">,</text:span><text:span text:style-name="T4"> o</text:span><text:span text:style-name="T10">n</text:span><text:span text:style-name="T6"> </text:span><text:span text:style-name="T1">[</text:span><text:span text:style-name="T2">d</text:span><text:span text:style-name="T3">a</text:span><text:span text:style-name="T7">t</text:span><text:span text:style-name="T2">e</text:span><text:span text:style-name="T10">] a</text:span><text:span text:style-name="T6">n</text:span><text:span text:style-name="T10">d i</text:span><text:span text:style-name="T1">d</text:span><text:span text:style-name="T4">e</text:span><text:span text:style-name="T1">n</text:span><text:span text:style-name="T10">tifi</text:span><text:span text:style-name="T4">e</text:span><text:span text:style-name="T10">d t</text:span><text:span text:style-name="T1">h</text:span><text:span text:style-name="T10">e</text:span><text:span text:style-name="T1"> d</text:span><text:span text:style-name="T4">e</text:span><text:span text:style-name="T1">b</text:span><text:span text:style-name="T10">t</text:span><text:span text:style-name="T4"> </text:span><text:span text:style-name="T6">a</text:span><text:span text:style-name="T10">s</text:span><text:span text:style-name="T4"> </text:span><text:span text:style-name="T10">[</text:span><text:span text:style-name="T2">an</text:span><text:span text:style-name="T7">y </text:span><text:span text:style-name="T3">in</text:span><text:span text:style-name="T5">f</text:span><text:span text:style-name="T3">o</text:span><text:span text:style-name="T2">r</text:span><text:span text:style-name="T8">m</text:span><text:span text:style-name="T3">a</text:span><text:span text:style-name="T7">t</text:span><text:span text:style-name="T2">io</text:span><text:span text:style-name="T7">n</text:span><text:span text:style-name="T11"> </text:span><text:span text:style-name="T8">t</text:span><text:span text:style-name="T3">h</text:span><text:span text:style-name="T7">ey</text:span><text:span text:style-name="T5"> </text:span><text:span text:style-name="T3">ga</text:span><text:span text:style-name="T7">ve </text:span><text:span text:style-name="T5">y</text:span><text:span text:style-name="T3">o</text:span><text:span text:style-name="T7">u</text:span><text:span text:style-name="T2"> a</text:span><text:span text:style-name="T3">b</text:span><text:span text:style-name="T2">o</text:span><text:span text:style-name="T3">u</text:span><text:span text:style-name="T7">t</text:span><text:span text:style-name="T8"> </text:span><text:span text:style-name="T7">t</text:span><text:span text:style-name="T3">h</text:span><text:span text:style-name="T7">e</text:span><text:span text:style-name="T8"> </text:span><text:span text:style-name="T3">d</text:span><text:span text:style-name="T5">e</text:span><text:span text:style-name="T3">b</text:span><text:span text:style-name="T7">t</text:span><text:span text:style-name="T1">]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7:28:06.254308265</meta:creation-date>
    <dc:date>2019-08-23T20:02:35.268412307</dc:date>
    <meta:editing-duration>PT2H14M14S</meta:editing-duration>
    <meta:editing-cycles>1</meta:editing-cycles>
    <meta:document-statistic meta:table-count="0" meta:image-count="0" meta:object-count="0" meta:page-count="1" meta:paragraph-count="5" meta:word-count="42" meta:character-count="229" meta:non-whitespace-character-count="192"/>
    <meta:generator>LibreOffice/6.2.6.2$Linux_X86_64 LibreOffice_project/20$Build-2</meta:generator>
  </office:meta>
</office:document-meta>
</file>